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paper "Towards Total Recall in Industrial Anomaly Detection" by Karsten Roth et al. presents PatchCore, an innovative approach for addressing the cold-start problem in industrial anomaly detection using only nominal (non-defective) example images. PatchCore leverages a maximally representative memory bank of nominal patch-features, offering competitive inference times and state-of-the-art performance for both detection and localization tasks.</text:p>
      <text:p text:style-name="Text_20_body"><text:span text:style-name="Strong_20_Emphasis">Key Characteristics:</text:span></text:p>
      <text:list text:style-name="L1">
        <text:list-item>
          <text:p text:style-name="P1"><text:span text:style-name="Strong_20_Emphasis">Model Structure:</text:span> PatchCore utilizes a memory bank approach filled with locally aggregated mid-level patch features from a pre-trained network on ImageNet. This allows the model to maintain a high resolution while minimizing bias toward ImageNet classes.</text:p>
        </text:list-item>
        <text:list-item>
          <text:p text:style-name="P1"><text:span text:style-name="Strong_20_Emphasis">Learning Technique:</text:span> The method employs greedy coreset subsampling to reduce redundancy in the extracted patch-level memory bank. This technique significantly brings down storage memory and inference time without sacrificing performance.</text:p>
        </text:list-item>
        <text:list-item>
          <text:p text:style-name="P1"><text:span text:style-name="Strong_20_Emphasis">Advantages/Disadvantages:</text:span></text:p>
          <text:list>
            <text:list-item>
              <text:p text:style-name="P2"><text:span text:style-name="Strong_20_Emphasis">Advantages</text:span>:</text:p>
              <text:list>
                <text:list-item>
                  <text:p text:style-name="P2">Achieves state-of-the-art anomaly detection with an AUROC score of up to 99.6% on the MVTec AD benchmark.</text:p>
                </text:list-item>
                <text:list-item>
                  <text:p text:style-name="P2">Retains high inference speeds and does not require dataset-specific training.</text:p>
                </text:list-item>
                <text:list-item>
                  <text:p text:style-name="P2">Demonstrates high sample efficiency, performing competitively with a fraction of the nominal training data.</text:p>
                </text:list-item>
              </text:list>
            </text:list-item>
            <text:list-item>
              <text:p text:style-name="P2"><text:span text:style-name="Strong_20_Emphasis">Disadvantages</text:span>: Not explicitly mentioned, but the reliance on pre-trained models could potentially limit adaptability to very specialized industrial scenarios not represented in ImageNet.</text:p>
            </text:list-item>
          </text:list>
        </text:list-item>
        <text:list-item>
          <text:p text:style-name="P1"><text:span text:style-name="Strong_20_Emphasis">Dataset Labeling Requirement:</text:span> Designed for unsupervised anomaly detection, PatchCore operates without needing labeled datasets for training.</text:p>
        </text:list-item>
        <text:list-item>
          <text:p text:style-name="P1"><text:span text:style-name="Strong_20_Emphasis">Performance Metrics:</text:span></text:p>
          <text:list>
            <text:list-item>
              <text:p text:style-name="P2">Achieved an image-level anomaly detection AUROC score of up to 99.6% on the MVTec AD benchmark.</text:p>
            </text:list-item>
            <text:list-item>
              <text:p text:style-name="P2">Reported competitive results on additional datasets like Magnetic Tile Defects (MTD) and mSTC, indicating its applicability beyond the primary dataset.</text:p>
            </text:list-item>
          </text:list>
        </text:list-item>
        <text:list-item>
          <text:p text:style-name="P1"><text:span text:style-name="Strong_20_Emphasis">Datasets Used for Training/Testing:</text:span></text:p>
          <text:list>
            <text:list-item>
              <text:p text:style-name="P2"><text:span text:style-name="Strong_20_Emphasis">Primary Dataset:</text:span> MVTec Anomaly Detection benchmark (MVTec AD), consisting of 15 sub-datasets with various industrial products and defects.</text:p>
            </text:list-item>
            <text:list-item>
              <text:p text:style-name="P1"><text:span text:style-name="Strong_20_Emphasis">Additional Datasets:</text:span> Magnetic Tile Defects (MTD) for specialized industrial anomaly detection and Mini Shanghai Tech Campus (mSTC) for potential applicability to non-industrial image data.</text:p>
            </text:list-item>
          </text:list>
        </text:list-item>
      </text:list>
      <text:p text:style-name="Text_20_body">PatchCore represents a significant advancement in industrial anomaly detection, particularly in addressing the cold-start problem with minimal bias and maintaining practical applicability through efficient inference times. Its methodology of leveraging a coreset-reduced patch-feature memory bank, combined with the use of locally aggregated mid-level features, sets a new standard in the field for both anomaly detection accuracy and operational efficienc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7:59:31.537000000</meta:creation-date>
    <dc:date>2024-03-14T17:59:34.085000000</dc:date>
    <meta:editing-duration>PT2S</meta:editing-duration>
    <meta:editing-cycles>1</meta:editing-cycles>
    <meta:document-statistic meta:table-count="0" meta:image-count="0" meta:object-count="0" meta:page-count="1" meta:paragraph-count="18" meta:word-count="365" meta:character-count="2710" meta:non-whitespace-character-count="2378"/>
    <meta:generator>LibreOffice/7.6.1.2$Windows_X86_64 LibreOffice_project/f5defcebd022c5bc36bbb79be232cb6926d8f674</meta:generator>
  </office:meta>
</office:document-meta>
</file>